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6d2d" officeooo:paragraph-rsid="00136d2d"/>
    </style:style>
    <style:style style:name="P2" style:family="paragraph" style:parent-style-name="Standard">
      <style:text-properties fo:font-weight="bold" officeooo:rsid="00136d2d" officeooo:paragraph-rsid="00136d2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2d" officeooo:paragraph-rsid="00136d2d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3d767" officeooo:paragraph-rsid="0013d767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3d767" officeooo:paragraph-rsid="0013d767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4c9dd" officeooo:paragraph-rsid="0014c9d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6810b" officeooo:paragraph-rsid="0016810b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3d767" officeooo:paragraph-rsid="0013d76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4c9dd" officeooo:paragraph-rsid="0014c9d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4c9dd" style:font-weight-asian="normal" style:font-weight-complex="normal"/>
    </style:style>
    <style:style style:name="T7" style:family="text">
      <style:text-properties style:text-underline-style="none" officeooo:rsid="0014c9dd"/>
    </style:style>
    <style:style style:name="T8" style:family="text">
      <style:text-properties officeooo:rsid="001681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dentité et conflits</text:p>
      <text:p text:style-name="P1"/>
      <text:p text:style-name="P1"/>
      <text:p text:style-name="P2">Lancer le serveur (le2m-v2.1).</text:p>
      <text:p text:style-name="P1">Charger la partie « identiteConflits » : Menu / Fichier / Charger une partie puis dans la fenêtre sélectionner identiteConflits</text:p>
      <text:p text:style-name="P1">Dans cette même fenêtre cliquer sur Parcourir, puis sélectionner le dossier <text:a xlink:type="simple" xlink:href="../../../../../../../../../../c:/Temp/experiences/201607_marcWillinger_identiteConflits">c:/Temp/experiences/201607_marcWillinger_identiteConflits</text:a> et Ok. Ensuite décocher « Session test »</text:p>
      <text:p text:style-name="P1"/>
      <text:p text:style-name="P1"><text:span text:style-name="T1">Connecter les clients</text:span>, en double cliquant sur le2m-v2.1 sur les bureaux.</text:p>
      <text:p text:style-name="P1">Il faut connecter 16 clients</text:p>
      <text:p text:style-name="P1"/>
      <text:p text:style-name="P4"><text:span text:style-name="T1">Faire afficher l'écran d'accueil</text:span> : Experience / Afficher l'écran d'accueil</text:p>
      <text:p text:style-name="P1"/>
      <text:p text:style-name="P4"><text:span text:style-name="T1">Charger le questionnaire de compréhension</text:span> : Menu / Experience / Charger un questionnaire de compréhension puis aller chercher le questionnaire dans <text:a xlink:type="simple" xlink:href="../../../../../../../../../../C:/Temp/experiences/201607_marcWillinger_identiteConflits/comprehension">C:/Temp/experiences/201607_marcWillinger_identiteConflits/comprehension</text:a></text:p>
      <text:p text:style-name="P4">Attention, bien choisir simple ou double en fonction du traitement qui est lancé.</text:p>
      <text:p text:style-name="P4"/>
      <text:p text:style-name="P4">Après la lecture des instructions, <text:span text:style-name="T1">lancer le questionnaire de compréhension</text:span> : Menu / Expérience / Démarrer le questionnaire de compréhension</text:p>
      <text:p text:style-name="P4"/>
      <text:p text:style-name="P4"><text:span text:style-name="T1">Tirage au sort pour déterminer si partie 1 ou 2 rémunérée</text:span>. Outils / Nombre aléatoire puis saisir en 1 et 2, puis cliquer sur start et quand vous voulez cliquer sur stop. Le nombre est ensuite affiché sur la liste serveur (gauche).</text:p>
      <text:p text:style-name="P4"/>
      <text:p text:style-name="P4"><text:span text:style-name="T1">Lancer la partie</text:span> : Menu / Parties / Identité et conflits / Démarrer et là choisir mono ou double identité.</text:p>
      <text:p text:style-name="P4"/>
      <text:p text:style-name="P5">A la fin de la partie <text:span text:style-name="T8">1</text:span>, s<text:span text:style-name="T2">i c'est la partie 1 qui a été tirée au sort pour la rémunération</text:span><text:span text:style-name="T3"> :</text:span><text:span text:style-name="T5"> Parties / </text:span><text:span text:style-name="T6">Identité et conflits / </text:span><text:span text:style-name="T5">Afficher les gains puis cliquer sur le bouton « Ajouter aux gains finaux »</text:span></text:p>
      <text:p text:style-name="P5"/>
      <text:p text:style-name="P7">Préparation de la partie 2</text:p>
      <text:p text:style-name="P8"><text:span text:style-name="T4">Distribuer les instructions et faire afficher l'écran d'accueil</text:span></text:p>
      <text:p text:style-name="P8"><text:span text:style-name="T4">Charger le questionnaire de compréhension correspondant au traitement</text:span></text:p>
      <text:p text:style-name="P8"><text:span text:style-name="T4">Lancer le questionnaire de compréhension</text:span></text:p>
      <text:p text:style-name="P8"><text:span text:style-name="T4">Lancer la partie 2, avec le traitement correspondant (mono ou double</text:span><text:span text:style-name="T7">)</text:span></text:p>
      <text:p text:style-name="P8"/>
      <text:p text:style-name="P6">A la fin de la partie 2</text:p>
      <text:p text:style-name="P9">Si c'est la partie 2 qui a été tirée au sort pour la rémunération : Parties / Identité et Conflits / Afficher les gains puis cliquer sur « Ajouter aux gains finaux »</text:p>
      <text:p text:style-name="P9">Lancer le questionnaire final</text:p>
      <text:p text:style-name="P9">Imprimer les gains : Expérience / gains puis Imprimer</text:p>
      <text:p text:style-name="P9">Afficher l'écran final : Expérience / Gains puis Afficher sur les postes clients</text:p>
      <text:p text:style-name="P9"/>
      <text:p text:style-name="P9">Appeler les sujets un par un pour les rémunér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 DUBOIS</meta:initial-creator>
    <meta:creation-date>2016-07-20T09:34:49.201698335</meta:creation-date>
    <dc:date>2016-07-20T10:58:28.844127973</dc:date>
    <dc:creator>Dimitri DUBOIS</dc:creator>
    <meta:editing-duration>PT5M4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344" meta:character-count="2166" meta:non-whitespace-character-count="1846"/>
  </office:meta>
</office:document-meta>
</file>